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rivenTests.serializableWithoutPrevious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rivenTests.withConfigura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rivenTests.withAnnotatedTransactionMana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DrivenTests.with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DrivenTests.serializableWithPrevious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DrivenTests.doTestWithMultipleTransactionManagers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nsactionCheckingInterceptor.invoke( MethodInvocation method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